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>Gamma maiuscola piccola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>Lamda maiuscola piccola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>Pi maiuscola piccola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>Rho maiuscola piccola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>Psi maiuscola piccola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>modificatore Lettera Piccola gamma greca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>modificatore Lettera Piccolo greco Phi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>abbonamento Greco Lettera Minuta Beta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>sottoscrizione greca Gamma minuscola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>sottoscritto greco Piccola lettera Rho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>sottoscritto greco Lettera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>sottoscritto greco Lettera minuscola</text:p>
          </table:table-cell>
        </table:table-row>
      </table:table>
      <table:table table:name="greek-symbol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arricciata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simbolo greco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epsilon dritto invertito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>Digamma maiuscola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>digamma</text:p>
          </table:table-cell>
        </table:table-row>
      </table:table>
      <table:table table:name="greek-rest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table:style-name="Default" office:value-type="string" calcext:value-type="string">
            <text:p>Δ</text:p>
          </table:table-cell>
          <table:table-cell table:style-name="Default" office:value-type="string" calcext:value-type="string">
            <text:p>0394</text:p>
          </table:table-cell>
          <table:table-cell table:style-name="Default" office:value-type="string" calcext:value-type="string">
            <text:p>triangle</text:p>
          </table:table-cell>
          <table:table-cell table:style-name="Default" office:value-type="string" calcext:value-type="string">
            <text:p>triangolo</text:p>
          </table:table-cell>
        </table:table-row>
      </table:table>
      <table:table table:name="hebrew_letter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>u con diaeresi e macron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>u con diaeresi e acuto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>u con diaeresi e caronte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>u con diaeresi e tomba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>piccola a con diaeresis e macron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>piccola a punto punto e macron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>Latin Small Letter O con Ogonek e macron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>Piccola a con anello sopra e acuto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>minuscola o con diaeresi e macron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>Piccola O con tilde e macron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>Lettera minuscola latina O con punto sopra e macron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con cediglia and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con segno di vocale lunga e accento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con segno di vocale lunga e accento acuto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con cediglia e con segno di vocale corta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con dieresi ed accento acuto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con punto sotto e con segno di vocale lunga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con tilde ed accento acuto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con tilde e dieresi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con segno di vocale lunga ed accento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con segno di vocale lunga ed accento acuto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con punto sotto e con segno di vocale lunga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con accento acuto e punto sopra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con caron e punto sopra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con punto sotto e punto sopra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con tilde ed accento acuto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con segno di vocale lunga e dieresi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con accento circonflesso ed accento acuto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con accento circonflesso ed accento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con accento circonflesso e gancio sopra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con accento circonflesso e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con accento circonflesso e punto sotto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con segno di vocale corta ed accento acuto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con segno di vocale corta ed accento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con segno di vocale corta e gancio sopra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con segno di vocale corta 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con segno di vocale corta e punto sotto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con accento circonflesso ed acuto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con accento circonflesso e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con accento circonflesso e gancio sopra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con accento circonflesso e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con accento circonflesso e punto sotto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con accento circonflesso e accento acuto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con accento circonflesso e accento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con accento circonflesso e gancio sopra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con accento circonflesso e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con accento circonflesso e punto sotto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con corno e accento acuto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con corno e accento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con corno e gancio sopra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con corno e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con corno e punto sotto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con corno e accento acuto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con corno e accento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con corno e gancio sopra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con corno e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con corno e punto sotto</text:p>
          </table:table-cell>
        </table:table-row>
      </table:table>
      <table:table table:name="latin-lower-phonetic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o con tratto diagonale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con tratto diagonal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con tratto diagonal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con tratto diagonal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con tratto diagonal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>latina piccola lettera B con tratto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con tratto diagonal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>latina piccola lettera Z con tratto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>lettera latina invertita fermata glottale con ictus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>latina piccola lettera G con tratto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>lettera minuscola latina O con tratto e acuto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>latina piccola lettera C con tratto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>latina piccola lettera E con tratto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>lettera J con tratto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>latina piccola lettera R con tratto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>latina piccola lettera Y con tratto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>lettera minuscola latina Dotless J con tratto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>lettera latina piccola I con tratto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>lettera minuscola latina Dotless J con tratto e gancio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>latin Letter Glottal Stop with Stroke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>lettera latina invertita fermata glottale con tratto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>lettera latina latina lateralmente O con tratto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>lettera Iota con tratto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>latina Piccola lettera P con tratto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>lettera alfabetica latina Upsilon con tratto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>lettera latina piccola S lunga con tratto diagonale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>lettera latina piccola S lunga con tratto alto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>delta di lettere minuscole latine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ong s con punto sopra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atino latino lettera minuscola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table:number-columns-repeated="2"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>lettera lunga S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>latina Piccola lettera B con Topbar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>latino piccolo lettera tono sei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>latina piccola lettera C con gancio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>latin Small Letter D con Topbar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con uncino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lettera 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>lettera minuscola latina K con gancio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con barra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>latina piccola lettera N con lunga gamba destra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>lettera O con corno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lettera Oi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>latina piccola lettera P con gancio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>latin Small Letter Tone Two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>lettera latina invertita Esh Loop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>latina Piccola lettera T con gancio Palatal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>latina piccola lettera T con gancio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>lettera U con corno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>piccola lettera latina Y con gancio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>piccola lettera latina Ezh rovesciata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>lettera Ezh con coda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>latin Small Letter Tone Five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>lettera latina Wynn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>lettera minuscola latina Dz con Caron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lettera Lj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lettera minuscola latina n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>piccola lettera latina Ae con Macron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>piccola lettera latina Ezh con Caron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lettera minuscola latina 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>carattere latino Yogh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>carattere latino Lezh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>lettera Ezh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>lettera Ezh con ricciolo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>lettera minuscola latina Dezh Digraph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>lettera latina latina trasformata E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>piccola lettera latina Ae con acuta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>latina piccola lettera D con arricciatura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lettera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>latina piccola lettera Z con gancio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>lettera L con ricciolo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>latina piccola lettera N con arricciatura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>latina piccola lettera T con ricciolo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>digrafo latino a caratteri minuscoli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>lettera a caratteri cubitali latini Qp Digraph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>latina piccola lettera S con Swash Tail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>latina piccola lettera Z con Swash Tail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>fermata glottale in caratteri latini latini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>lettera Q con coda a uncino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>lettere minuscole latine 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ript in caratteri latini a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>lettera minuscola latina trasformata in alfa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>latina piccola lettera B con gancio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>lettera minuscola latina Open O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>latina piccola lettera C con arricciatura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>d gancio retroflesso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>latina piccola lettera D con gancio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>lettere minuscole latine invertite 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>lettera minuscola latina Schwa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>piccola lettera latina Schwa con gancio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e aperta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>lettere minuscole latine invertite aperte E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>lettere minuscole latine invertite E aperto con gancio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>epsilon invertito chiuso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>latina piccola lettera G con gancio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script in caratteri latini G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latin Small Letter Gamma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>piccola lettera latino baby gamma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>lettere minuscole latine 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>lettera H con gancio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>piccola lettera latina Heng con gancio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lettera 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>lettera L con tilde centrale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>lettera L con cintura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>lettera latina L con gancio retroflesso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>lettera minuscola latina trasformata M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>lettera latina minuscola trasformata con gamba lunga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>latina piccola lettera M con gancio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>lettera minuscola latina N con gancio sinistro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>lettera minuscola latina N con gancio retroflesso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>lettera minuscola latina barrata O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>lettera minuscola latina chiusa Omega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ettera Phi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>lettere minuscole latine R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>lettere minuscole latine R con gamba lunga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>lettere minuscole latine R con gancio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>latina piccola lettera R con gamba lunga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>lettera R con coda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>r amo da pesca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>lettera latina latina rovesciata R con amo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>latina piccola lettera S con gancio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table:number-columns-repeated="2"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>lingua latina minuscola squat rovesciato Esh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>piccola lettera latina Esh con ricciolo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>lettere minuscole latine T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>latina piccola lettera T con gancio retroflesso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>carattere latino di caratteri cubitali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lettera Upsilon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>latina piccola lettera V con gancio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>lettere minuscole latine V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>lettera minuscola latina trasformata W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>lettere minuscole latine Y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>latina piccola lettera Z con gancio Retroflex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>latina piccola lettera Z con arricciatura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>stop glottale invertito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>lettera latina invertita fermata glottale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>lettera latina allungata C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>epsilon chiuso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>lettera minuscola latina trasformata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>lettera Q con gancio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>lettera latina Dz Digraph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>latin Small Letter Dz Digraph with Curl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>latino piccolo lettera 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>latino piccolo lettera Tesh Digraph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>digraph latino lettera minuscola con ricciolo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>lettera latina Feng digraph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>lettere minuscole latine Ls Digraph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>lettera latina Lz Digraph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>latin Letter Bilabial Percussive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>latin Letter Bidental Percussive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>lettere minuscole latine H con amo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>lettere minuscole latine girate con amo e coda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>lettera minuscola latina trasformata Ae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>lettere minuscole latine aperte E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>lettere minuscole latine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>lettera latina latina obliqua O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>lettera latina latina obliqua aperta O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>piccola lettera latina trasformata Oe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>lettera latina latina in alto a metà O.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>lettera latina in basso a metà lettera O.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>lettera latina latina lateralmente U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>lettera latina latina lateralmente diaeresized U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>lettera latina latina girata m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>spirale laringeo a carattere latino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>lettera latina Ain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lettera Ue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>lettera minuscola latina B con tilde centrale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>latina piccola lettera D con tilde medio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>lettera minuscola latina F con tilde medio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>lettera minuscola latina M con tilde centrale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>lettera N con tilde centrale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>latina piccola lettera P con tilde medio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>lettera minuscola latina R con tilde centrale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>latina piccola lettera R con ami e tilde medio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>latina piccola lettera S con tilde medio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>latina piccola lettera T con tilde medio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>latina piccola lettera Z con tilde medio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>lettera minuscola latina trasformata G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>lettera insulare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>lettera latina piccola con barrato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>latina Piccola lettera B con gancio Palatal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>latina Piccola lettera D con gancio Palatal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>lettera minuscola latina F con gancio palatale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>latina Piccola lettera G con gancio Palatal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>piccola lettera latina K con gancio palatale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>latina Lettere minuscole con gancio palatale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>lettera minuscola latina M con gancio palatale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>lettera minuscola latina N con gancio palatale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>latina Piccola lettera P con gancio Palatal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>latina piccola lettera R con gancio Palatal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>latina Piccola lettera S con gancio Palatal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>piccola lettera latina Esh con gancio palatale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>lettera minuscola latina V con gancio palatale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>piccola lettera latina X con gancio palatale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>latina piccola lettera Z con gancio Palatal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>lettera minuscola latina a con gancio retroflesso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>lettera alfabetica latina alfa con gancio retroflesso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>latina piccola lettera D con gancio e coda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>latina piccola lettera E con gancio retroflesso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>lettera latina latina E aperta con gancio retroflesso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>lettera piccola latina invertita E aperta con gancio retroflesso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>lettera minuscola latina Schwa con gancio retroflesso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>lettera latina I con gancio Retroflex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>lettera minuscola latina Open O con gancio retroflesso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>latin Small Letter Esh with gancio retroflesso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>latina piccola lettera U con gancio retroflesso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>piccola lettera latina Ezh con gancio retroflesso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preceduta da apostrofo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table:number-columns-repeated="2"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con accento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con accento acuto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con accento circonflesso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con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con dieresi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a con anello sopra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con cedigli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con accento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con accento acuto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con accento circonflesso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con dieresi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con accento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con accento acuto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con accento circonflesso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con dieresi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con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con accento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con accento acuto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con accento circonflesso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con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con dieresi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con accento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con accento acuto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con accento circonflesso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con dieresi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con accento acuto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con dieresi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con segno di vocale lunga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con segno di vocale corta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con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con accento acuto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con accento circonflesso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con un punto sopra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con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con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con segno di vocale lunga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>piccola lettera latina E con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con punto sopra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con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con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con accento circonflesso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con segno di vocale corta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con punto sopra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>latina piccola lettera G con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con accento circonflesso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con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con segno di vocale lunga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>piccola lettera latina I con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con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i senza puntino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gei con accento circonflesso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con cedigli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con accento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con cedigli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con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con punto nel mezzo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con accento acuto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con cedigli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con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con segno di vocale lunga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>lettera minuscola latina O con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con doppio accento acuto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con accento acuto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con cedigli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con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con accento acuto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con accento circonflesso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con cedigli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con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con cedigli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con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con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con segno di vocale lunga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con segno di vocale corta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con anello sopra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con doppio accento acuto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con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con accento circonflesso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con accento circonflesso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con accento acuto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con punto sopra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con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>piccola lettera latina a con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>lettera latina I con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>lettera minuscola latina O con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>carattere latino: <text:s/>lettera U con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>carattere latino minuscolo con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>carattere latino minuscolo K con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>lettera minuscola latina O con Ogonek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>carattere latino: <text:s/>lettera J con Caron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con accento acuto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>carattere latino: <text:s/>lettera N con tomba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>piccola lettera latina a con doppia tomba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>piccola lettera latina a con breve invertito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>latina piccola lettera E con doppia tomba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>latina piccola lettera E con breve invertito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>carattere latino: <text:s/>lettera I con doppia tomba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>latina piccola lettera I con breve invertito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>carattere latino: <text:s/>lettera O con doppia tomba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>lettera latina piccola O con breve invertito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>carattere latino: <text:s/>lettera R con doppia tomba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>latina piccola lettera R con breve invertito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>carattere latino: <text:s/>lettera U con doppia tomba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>latina Piccola lettera U con breve invertito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>latina Piccola lettera S con Comma in basso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>latina piccola lettera T con la virgola in basso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>carattere latino: <text:s/>lettera H con caronte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>piccola lettera latina a con punto in alto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>latina piccola lettera E con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>lettera minuscola latina O con punto in alto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>latina piccola lettera Y con Macron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>lettera latina piccola j sans punto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con anello sotto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con punto sopra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con punto sotto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con linea sotto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con punto sopra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con punto sotto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con linea sotto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con cedigli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con accento circonflesso below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con accento circonflesso sotto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con tilde sotto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con punto sopra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con segno di vocale lunga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con punto sopra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con punto sotto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con dieresi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con cedigli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con segno di vocale corta sotto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con tilde sotto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con accento acuto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con punto sotto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con linea sotto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con punto sotto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con linea sotto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con accento circonflesso sotto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con accento acuto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con punto sopra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con punto sotto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con punto sopra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con punto sotto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con linea sotto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con accento circonflesso sotto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con accento acuto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con punto sopra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con punto sopra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con punto sotto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con linea sotto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con punto sopra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con punto sotto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con punto sopra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con punto sotto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con linea sotto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con accento circonflesso sotto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con dieresi sotto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con tilde sotto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con accento circonflesso sotto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con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con punto sotto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con accento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con accento acuto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con dieresi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con punto sopra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con punto sotto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con punto sopra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con dieresi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con punto sopra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con accento circonflesso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con punto sotto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con linea sotto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con linea sotto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con dieresi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con anello sopra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con anello sopra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con metà anello destro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con punto sotto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con gancio sopra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con punto sotto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con gancio sopra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con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con gancio sopra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con punto sotto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con punto sotto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con gancio sopra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con punto sotto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con gancio sopra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con accento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con punto sotto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con gancio sopra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con tilde</text:p>
          </table:table-cell>
        </table:table-row>
      </table:table>
      <table:table table:name="latin-res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>apice latina piccola lettera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sottoscrizione latina Piccola lettera A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sottoscrizione latina Piccola lettera E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sottoscrizione latina Piccola lettera O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sottoscrizione latina Piccola lettera X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>sottoscrizione latina Piccola lettera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sottoscrizione latina Piccola lettera H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sottoscrizione latina Piccola lettera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sottoscrizione latina Piccola lettera L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sottoscrizione latina Piccola lettera M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sottoscrizione latina Piccola lettera N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costante di planck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>combinando la piccola A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>combinando la piccola E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>combinando la piccola I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>combinare la piccola O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>combinazione di caratteri latini piccoli U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>combinare la piccola C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>combinare la lettera minuscola latina D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>combinare la lettera minuscola latina H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>combinare la lettera minuscola latina M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>combinare la lettera minuscola latina R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>combinando la piccola T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>combinare la lettera minuscola latina V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>combinare la piccola X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sottoscrizione latina Piccola lettera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sottoscrizione latina Piccola lettera R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sottoscrizione latina Piccola lettera U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sottoscrizione latina V lettera minuscola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>combinando la piccola R sotto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>combinare la lettera minuscola latina appiattita Apri sopra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>combina la piccola Ae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>combinare la piccola Ao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>combinare la lettera minuscola latina Av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>combinando la piccola C Cedilla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>combinando la lettera minuscola latina insulare D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>combinazione di caratteri latini piccoli Eth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>combinando la piccola G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>combinando la Small Capital G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>combinare la piccola K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>combinare la piccola L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>combinando la Small Capital L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>combinare la Small Capital M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>combinare la piccola N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>combinare la Small Capital N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>combinando la Small Capital R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>combinazione di caratteri latini R Rotunda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>combinare la piccola S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>combinando la piccola lunga S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>combinando la piccola Z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>apice latina Piccola lettera N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sottoscrizione latina Piccola lettera P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sottoscrizione latina Piccola lettera S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sottoscrizione latina Piccola lettera T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sottoscrizione latina Piccola lettera J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>lettera maiuscola latina a caratteri cubitali con guscio di tartaruga s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>registrazione su disco singolo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>registrazione del disco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>Parcheggio chiuso</text:p>
          </table:table-cell>
        </table:table-row>
      </table:table>
      <table:table table:name="latin-upper-double-accen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>Latin Capital Lettera U con Diaeresis e Macron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>Capitale latina Lettera U con diaeresi e acuta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>Latin Capital Lettera U con Diaeresis e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>Capitale latina Lettera U con diaeresi e tomba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>Lettera maiuscola latina a con Diaeresis e Macron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>Lettera maiuscola latina a con Punto Sopra e Macron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>Lettera maiuscola latina O con Ogonek e Macron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>Lettera maiuscola latina a con anello sopra e acuto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>Capitale latina Lettera O con Diaeresis e Macron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>Capitale latina Lettera O con Tilde e Macron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>Capitale latina Lettera O con Punto Sopra e Macron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c maiuscola con cediglia and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e maiuscola con segno di vocale lunga e accento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e maiuscola con segno di vocale lunga e accento acuto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e maiuscola con cediglia e con segno di vocale corta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i maiuscola con dieresi ed accento acuto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l maiuscola con punto sotto e con segno di vocale lunga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o maiuscola con tilde ed accento acuto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o maiuscola con tilde e dieresi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o maiuscola con segno di vocale lunga ed accento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o maiuscola con segno di vocale lunga ed accento acuto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r maiuscola con punto sotto e con segno di vocale lunga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 maiuscola con accento acuto e punto sopra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 maiuscola con caron e punto sopra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 maiuscola con punto sotto e punto sopra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u maiuscola con tilde ed accento acuto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u maiuscola con segno di vocale lunga e dieresi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a maiuscola con accento circonflesso ed accento acuto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a maiuscola con accento circonflesso ed accento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a maiuscola con accento circonflesso e gancio sopra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a maiuscola con accento circonflesso e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a maiuscola con accento circonflesso e punto sotto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a maiuscola con segno di vocale corta ed accento acuto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a maiuscola con segno di vocale corta ed accento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a maiuscola con segno di vocale corta e gancio sopra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a maiuscola con segno di vocale corta 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a maiuscola con segno di vocale corta e punto sotto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e maiuscola con accento circonflesso ed acuto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e maiuscola con accento circonflesso e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e maiuscola con accento circonflesso e gancio sopra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e maiuscola con accento circonflesso e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e maiuscola con accento circonflesso e punto sotto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o maiuscola con accento circonflesso e accento acuto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o maiuscola con accento circonflesso e accento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o maiuscola con accento circonflesso e gancio sopra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o maiuscola con accento circonflesso e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o maiuscola con accento circonflesso e punto sotto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o maiuscola con corno e accento acuto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o maiuscola con corno e accento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o maiuscola con corno e gancio sopra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o maiuscola con corno e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o maiuscola con corno e punto sotto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u maiuscola con corno e accento acuto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u maiuscola con corno e accento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u maiuscola con corno e gancio sopra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u maiuscola con corno e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u maiuscola con corno e punto sotto</text:p>
          </table:table-cell>
        </table:table-row>
      </table:table>
      <table:table table:name="latin-upper-single-accen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a maiuscola con accento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a maiuscola con accento acuto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a maiuscola con accento circonflesso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a maiuscola con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a maiuscola con dieresi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a maiuscola con accento un anellino sopra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c maiuscola con cedigli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e maiuscola con accento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e maiuscola con accento acuto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e maiuscola con accento circonflesso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e maiuscola con dieresi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i maiuscola con accento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i maiuscola con accento acuto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i maiuscola con accento circonflesso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i maiuscola con diaeresis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n maiuscola con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o maiuscola con accento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o maiuscola con accento acuto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o maiuscola con accento circonflesso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o maiuscola con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o maiuscola con dieresi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u maiuscola con accento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u maiuscola con accento acuto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u maiuscola con accento circonflesso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u maiuscola con dieresi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y maiuscola con accento acuto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a maiuscolo con segno di vocale lunga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a maiuscola con segno di vocale corta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a maiuscola con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c maiuscola con accento acuto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c maiuscola con accento circonflesso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c maiuscola con un punto sopra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c maiuscola con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d maiuscola con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e maiuscola con segno di vocale lunga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>capitale latina Lettera E con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e maiuscola con punto sopra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e maiuscola con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e maiuscola con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g maiuscola con accento circonflesso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g maiuscola con segno di vocale corta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g maiuscola con punto sopra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g maiuscola con cedigli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h maiuscola con accento circonflesso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i maiuscola con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i maiuscola con segno di vocale lunga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>lettera maiuscola latina I con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i maiuscola con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i maiuscola con punto sopra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gei maiuscola con accento circonflesso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k maiuscola con cedigli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l maiuscola con accento acuto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l maiuscola con cedigli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l maiuscola con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l maiuscola con un punto nel mezzo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n maiuscola con accento acuto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n maiuscola con cedigli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n maiuscola con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o maiuscola con segno di vocale lunga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>lettera maiuscola latina O con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o maiuscola con doppio accento acuto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r maiuscola con accento acuto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r maiuscola con cedigli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r maiuscola con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 maiuscola con accento acuto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 maiuscola s con accento circonflesso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 maiuscola s con cedigli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 maiuscola con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t maiuscola con cedigli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t maiuscola con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u maiuscola con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u maiuscola con segno di vocale lunga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u maiuscola con segno di vocale corta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u maiuscola con anello sopra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u maiuscola con doppio accento acuto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u maiuscola con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w maiuscola con accento circonflesso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y maiuscola con accento circonflesso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y maiuscola with diaeresis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z maiuscola con accento acuto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z maiuscola con punto sopra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z maiuscola con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>lettera maiuscola latina a con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>lettera maiuscola latina I con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>lettera maiuscola latina O con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>carattere latino: <text:s/>lettera U con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>lettera maiuscola latina G con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>carattere latino: <text:s/>lettera K con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>lettera maiuscola latina O con Ogonek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>latin Capital Letter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>lettera maiuscola latina con tomba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>lettera maiuscola latina a con doppia tomba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>lettera maiuscola latina a con breve invertito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>capitale latina Lettera E con doppia tomba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>capitale latina Lettera E con breve invertito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>capitale latina Lettera I con doppia tomba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>capitale latina Lettera I con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>capitale latina Lettera O con doppia tomba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>lettera maiuscola latina O con breve invertito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>latin Capital Letter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>lettera maiuscola latina R con breve invertito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>latin Capital Lettera U con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>lettera maiuscola latina U con breve invertito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>S maiuscola con comma sotto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>lettera maiuscola latina T con la virgola sotto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>capitale latina Lettera H con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>lettera maiuscola latina a con Punto Sopra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>capitale latina Lettera E con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>lettera maiuscola latina O con Punto Sopra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>capitale latina Lettera Y con Macron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a maiuscola con anello sotto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b maiuscola con punto sopra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b maiuscola con punto sotto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b maiuscola con linea sotto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d maiuscolacon punto sopra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d maiuscola con punto sotto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d maiuscola con linea sotto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d maiuscola con cedigli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d maiuscola con accento circonflesso sotto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e maiuscola con accento circonflesso sotto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e maiuscola con tilde sotto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f maiuscola con punto sopra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g maiuscola con segno di vocale lunga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h maiuscola con punto sopra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h maiuscola con punto sotto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h maiuscola con dieresi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h maiuscola con cedigli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h maiuscola con segno di vocale corta sotto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i maiuscola con tilde sotto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k maiuscola con accento acuto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k maiuscola con punto sotto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k maiuscola con linea sotto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l maiuscola con punto sotto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l maiuscola con linea sotto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l maiuscola con accento circonflesso sotto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m maiuscola con accento acuto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m maiuscola con punto sopra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m maiuscola con punto sotto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n maiuscola con punto sopra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n maiuscola con punto sotto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n maiuscola con linea sotto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n maiuscola con accento circonflesso sotto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p maiuscola con accento acuto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p maiuscola con punto sopra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r maiuscola con punto sopra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r maiuscola con punto sotto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r maiuscola con linea sotto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 maiuscola con punto sopra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 maiuscola con punto sotto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t maiuscola con punto sopra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t maiuscola con punto sotto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t maiuscola con linea sotto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t maiuscola con accento circonflesso sotto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u maiuscola con dieresi sotto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u maiuscola con tilde sotto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u maiuscola con accento circonflesso sotto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v maiuscola con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v maiuscola con punto sotto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w maiuscola con accento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w maiuscola con accento acuto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w maiuscola con dieresi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w maiuscola con punto sopra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w maiuscola con punto sotto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x maiuscola con punto sopra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x maiuscola con dieresi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y maiuscola con punto sopra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z maiuscola con accento circonflesso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z maiuscola con punto sotto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z maiuscola con linea sotto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a maiuscola con punto sotto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a maiuscola con gancio sopra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e maiuscola con punto sotto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e maiuscola con gancio sopra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e maiuscola con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i maiuscola con gancio sopra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i maiuscola con punto sotto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o maiuscola con punto sotto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o maiuscola con gancio sopra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u maiuscola con punto sotto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u maiuscola con gancio sopra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y maiuscola con accento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y maiuscola con punto sotto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y maiuscola con gancio sopra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y maiuscola con tilde</text:p>
          </table:table-cell>
        </table:table-row>
      </table:table>
      <table:table table:name="math_angle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angolo retto con arco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angolo retto con freccia a zigzag verso il basso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angolo tridimensionale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>angolo misurato aperto a sinistra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>variante ad angolo retto con quadrato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angolo retto misurato con punto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>angolo con S Inside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>angolo acuto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>angolo sferico aperto a sinistra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>apertura dell'angolo sferico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>angolo girato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>angolo invertito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angolo con barra inferiore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angolo inverso con barra inferiore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apertura obliqua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angolo obliquo aperto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angolo misurato con il braccio aperto che termina con la freccia rivolta verso l'alto e verso destra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angolo misurato con il braccio aperto che termina con la freccia rivolta verso l'alto e verso sinistra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angolo misurato con il braccio aperto che termina con la freccia rivolta verso il basso e verso destra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angolo misurato con il braccio aperto che termina con la freccia rivolta verso il basso e verso sinistra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angolo misurato con il braccio aperto che termina con la freccia rivolta verso destra e verso l'alto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angolo misurato con il braccio aperto che termina con la freccia rivolta verso sinistra e verso l'alto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angolo misurato con il braccio aperto che termina con la freccia rivolta verso destra e verso il basso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angolo misurato con il braccio aperto che termina con la freccia rivolta verso sinistra e verso il basso</text:p>
          </table:table-cell>
        </table:table-row>
      </table:table>
      <table:table table:name="math_arrow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freccia verso sinistra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freccia verso l'alto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freccia verso destra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freccia verso il basso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freccia sinistra e destra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freccia alto e basso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freccia a nord ovest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freccia a nord est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freccia a sud est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freccia a sud ovest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>freccia elettrica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>freccia in su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>freccia giù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>freccia su tra due barre orizzontali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>freccia verso destra con ampia freccia larga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>pesante freccia del sud est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>freccia verso destra pesante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>freccia a due punte a destra con tratto verticale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>freccia a due punte rivolta verso destra con doppio tratto verticale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>freccia sinistra a sinistra con tratto verticale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>doppia freccia a destra con tratto verticale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>freccia destra sinistra doppia con tratto verticale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freccia a due punte destra dalla barra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>freccia sinistra a sinistra di Bar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>a destra doppia freccia da bar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>freccia verso il basso con tratto orizzontale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>freccia verso l'alto con tratto orizzontale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freccia tripla a due punte a destra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freccia verso destra con stelo tratteggiato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freccia verso l'alto da barrare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freccia verso il basso verso il basso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>freccia verso destra con coda con tratto verticale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>freccia destra con coda con doppio tratto verticale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freccia a due punte destra con coda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>freccia a due punte a destra con coda con tratto verticale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>freccia a due punte destra con coda con doppio tratto verticale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freccia a sinistra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freccia verso destra da Bar a Black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>freccia nord occidentale e sud orientale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>freccia nord est e sud ovest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freccia nord ovest con gancio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freccia nord est con gancio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freccia sud orientale con gancio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freccia sud ovest con gancio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freccia nord occidentale e freccia nord orientale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freccia nord orientale e freccia sud orientale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freccia sud orientale e freccia sud occidentale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>aumento diagonale che attraversa la freccia sud orientale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>freccia nord orientale che attraversa la freccia nord occidentale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>freccia nord ovest freccia nord est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freccia d'onda che punta direttamente a destra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freccia che punta verso destra e poi verso l'alto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freccia che punta verso destra e poi curva verso il basso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freccia che punta verso il basso e poi curva verso sinistra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freccia che punta verso il basso e poi curva verso destra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freccia destra dell'arco destro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freccia sinistra dell'arco sinistro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>freccia circolare chiusa in senso antiorario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>freccia circolare chiusa in senso orario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>freccia destra sopra freccia corta sinistra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>freccia sinistra verso destra freccia verso destra corta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>freccia verso destra corta sopra la freccia verso sinistra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freccia verso destra con più sotto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>freccia a sinistra con più sotto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>freccia verso destra attraverso X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freccia destra sinistra attraverso il piccolo cerchio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freccia a due punte verso l'alto del piccolo cerchio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ound implies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uguale segno sopra la freccia verso destra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operatore di tilde sopra la freccia verso destra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freccia verso sinistra sopra l'operatore Tild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freccia verso destra sopra l'operatore Tild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freccia a destra sopra a uguale circa a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freccia inferiore a sinistra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>freccia sinistra verso il basso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freccia maggiore a quella sopra a destra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sottoinsieme sopra la freccia verso destra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freccia sinistra con tratto diagonal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freccia destra con tratto diagonal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freccia d'onda a sinistra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freccia d'onda verso destra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freccia sinistra con doppia testa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freccia su con doppia testa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freccia destra con doppia testa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freccia giù con doppia testa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freccia sinistra con coda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freccia destra con coda : <text:s/>iniezione totale di notazione z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freccia sinistra dalla barra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freccia verso l'alto dalla barra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freccia destra dalla barra : <text:s/>Mappa della notazione z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freccia verso il basso dalla barra : <text:s/>simbolo di profondità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freccia giù con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freccia a sinistra con gancio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freccia verso destra con gancio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freccia sinistra con anello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freccia verso destra con anello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freccia dell'onda sinistra destra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freccia destra sinistra con tratto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freccia zigzag giù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freccia verso l'alto con punta verso sinistra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freccia verso l'alto con punta verso destra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freccia verso il basso con punta verso sinistra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freccia verso il basso con punta verso destra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freccia verso destra con angolo verso il basso : <text:s/>line feed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freccia verso il basso con angolo verso sinistra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freccia semicircolare superiore in senso antiorario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freccia a semicerchio superiore in senso orario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freccia nord ovest alla barra lunga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freccia verso sinistra per barrare la freccia verso destra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freccia circolare aperta in senso antiorario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freccia a cerchio aperto in senso orario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freccia verso destra sopra freccia verso sinistra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freccia verso l'alto a sinistra di freccia verso il basso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freccia verso sinistra sopra freccia verso destra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coppia di frecce verso sinistra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coppia di frecce verso l'alto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coppia di frecce verso destra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coppia di frecce verso il basso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freccia doppia verso sinistra con tratto diagonale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freccia doppia sinistra destra con tratto diagonale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freccia doppia verso destra con tratto diagonale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freccia doppia sinistra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freccia doppia verso l'alto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freccia doppia verso destra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freccia doppia verso il basso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freccia doppia sinistra destra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freccia doppia su e giù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doppia freccia nord ovest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doppia freccia nord est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doppia freccia sud est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doppia freccia sud ovest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freccia triple verso sinistra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freccia triple verso destra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freccia ondulata verso sinistra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freccia destra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freccia verso l'alto con doppio tratto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freccia verso il basso con doppio tratto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freccia tratteggiata a sinistra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freccia tratteggiata verso l'alto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freccia tratteggiata a destra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freccia tratteggiata verso il basso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tab a sinistra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freccia verso destra verso il basso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freccia bianca verso sinistra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freccia bianca verso l'alto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freccia bianca rivolta verso destra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freccia bianca verso il basso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freccia verso l'alto bianca da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>freccia verso l'alto bianca sul piedistallo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>freccia verso l'alto bianca sul piedistallo con barra orizzontale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>freccia verso l'alto bianca sul piedistallo con barra verticale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>freccia doppia bianca verso l'alto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>freccia verso l'alto bianca doppia sul piedistallo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>freccia bianca rivolta verso destra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>freccia nord ovest all'angolo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>freccia sud est all'angolo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>freccia bianca in su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>freccia destra con piccolo cerchio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freccia verso il basso freccia verso il basso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>tre frecce a destra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>freccia a sinistra con tratto verticale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>freccia verso destra con tratto verticale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>freccia destra sinistra con tratto verticale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>freccia a sinistra con doppio tratto verticale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>freccia verso destra con doppio tratto verticale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>freccia destra sinistra con doppio tratto verticale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freccia a testa aperta rivolta a sinistra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freccia a testa aperta rivolta verso destra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freccia a freccia aperta sinistra destra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>cerchio spezzato con freccia nord ovest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>freccia nord est pesante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>freccia verso destra del punto di disegno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>freccia destra con punta arrotondata pesante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>freccia verso destra con la freccia a triangolo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>freccia verso destra con freccia triangolare pesante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>freccia verso destra con freccia a triangolo tratteggiata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>freccia rivolta verso il basso a punta triangolare con tratteggio pesante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>freccia destra nera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>freccia rivolta verso destra a tre punte superiore tridimensionale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>freccia rivolta verso destra a tre punte inferiore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>freccia destra nera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>freccia nera pesante rivolta verso il basso e verso destra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>freccia nera curva verso l'alto e verso destra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>freccia nera tozzo verso destra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>freccia verso destra nera con punta concava pesante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>freccia destra rivolta verso destra bianca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>freccia destra rivolta verso sinistra bianca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>freccia rivolta verso il basso bianca inclinata all'indietro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>freccia rivolta verso destra bianca con ombra inclinata nella parte anteriore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>freccia destra bianca in basso a destra in ombra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>freccia in alto a destra in alto a destra bianca in ombra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>freccia rivolta verso destra, in basso a destra, con ombra bianca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>freccia in alto a destra in alto a destra in bianco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>freccia destra bianca con cerchio pesante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>freccia verso destra con piume bianche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>freccia sud orientale con piume nere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>freccia verso il basso con piume nere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>freccia nord orientale con piume nere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>freccia sud orientale con grandi piume nere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>freccia verso il basso con piume nere pesanti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>freccia nord est con piume nere pesanti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>freccia rivolta verso il basso a goccia a goccia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>freccia destra con punta a goccia pesante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>freccia verso destra con coda a cuneo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>freccia verso destra con coda a cuneo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>freccia verso destra delineata aperta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>freccia quadrupla verso l'alto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>freccia quadrupla verso il basso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>freccia Cerchio Gapped in senso antiorario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>freccia circolare con gapping in senso orario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>freccia destra con cerchiata più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freccia sinistra verso sinistra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freccia verso destra lunga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freccia sinistra sinistra lunga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doppia freccia a sinistra lungo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doppia freccia lunga destra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doppia freccia destra sinistra lunga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>freccia sinistra verso sinistra dalla barra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freccia destra verso destra dalla barra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>freccia a sinistra lunga doppia da barra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>freccia destra lunga doppia da barra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freccia ondulata lunga destra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>tripla freccia verso l'alto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>freccia tripla verso il basso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freccia Double Dash sinistra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freccia Double Dash rivolta verso destra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freccia tripla a sinistra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freccia Triple Dash rivolta verso destra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>freccia a destra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freccia a sinistra a doppia freccia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doppia freccia a destra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freccia verso sinistra al diamante nero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freccia verso destra per Black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freccia sinistra da Bar a diamante nero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freccia sud occidentale e freccia nord occidentale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>freccia sud orientale che attraversa la freccia nord est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>freccia nord orientale che attraversa la freccia sud orientale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>caduta diagonale che attraversa la freccia di nord est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>freccia in senso antiorario superiore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>freccia in basso. freccia in senso antiorario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freccia in senso orario con meno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freccia in senso antiorario superiore con più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>freccia semicircolare in senso orario in basso a destra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>freccia sinistra in senso antiorario semicircolare in basso a sinistra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>freccia verso sinistra attraverso il sottoinsieme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superset sopra la freccia sinistra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insieme vuoto con la freccia destra qui sopra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set vuoto con freccia sinistra qui sopra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>freccia su cerchio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>black Diamond con freccia giù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>cerchio bianco con freccia giù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>cerchio nero con freccia giù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integrale con freccia sinistra con gancio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>freccia bianca nord orientale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>freccia bianca del nord ovest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>freccia bianca sud orientale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>freccia bianca sud occidentale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>freccia bianca sinistra destra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freccia nera verso sinistra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freccia nera verso l'alto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freccia nera verso il basso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>freccia nera nord orientale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>freccia nera del nord ovest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>freccia nera a sud est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>freccia nera sud occidentale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>freccia nera sinistra destra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>freccia nera in su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>freccia verso destra con punta verso il basso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>freccia verso destra con la punta verso l'alto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>freccia a sinistra con punta verso il basso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>freccia verso sinistra con punta verso l'alto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>freccia sinistra con piccolo cerchio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>tre frecce a sinistra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>freccia sinistra con cerchiata più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>freccia ondulata lunga sinistra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>freccia a due punte a sinistra con tratto verticale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>freccia a due punte a sinistra con doppio tratto verticale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>freccia a due punte a sinistra da barra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>freccia a triplo tratteggio a sinistra a due punte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>freccia a sinistra con stelo tratteggiato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>freccia sinistra con coda con tratto verticale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>freccia sinistra con coda con doppio tratto verticale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>freccia a due punte a sinistra con coda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>freccia a due punte a sinistra con coda con tratto verticale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>freccia a due punte a sinistra con coda con doppio tratto verticale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>freccia verso sinistra attraverso X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>freccia d'onda che punta direttamente a sinistra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>segno uguale sopra freccia sinistra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>operatore Tilde inverso sopra la freccia sinistra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>freccia sinistra verso sinistra al contrario quasi uguale a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>freccia verso destra per maggiore di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>freccia verso destra attraverso il Superset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>freccia quadrupla a sinistra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>freccia quadrupla rivolta verso destra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>tilde inverso sopra freccia verso destra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>freccia verso destra sopra il retromarcia quasi uguale a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>operatore Tilde sopra freccia sinistra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>freccia sinistra verso sinistra quasi uguale a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>freccia a sinistra sopra l'operatore Tilde inverso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>freccia verso destra sopra l'operatore Tilde inverso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>freccia a sinistra a metà campo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>freccia verso l'alto a metà larghezza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>freccia verso la metà a destra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>freccia verso il basso a metà larghezza</text:p>
          </table:table-cell>
        </table:table-row>
      </table:table>
      <table:table table:name="math_character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cript piccolo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script P maiuscolo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>sommatoria a grassetto da lavagna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D maiuscolo italico a grassetto da lavagna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 italico a grassetto da lavagna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 italico a grassetto da lavagna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 italico a grassetto da lavagna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>j italico a grassetto da lavagna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>pi a grassetto da lavagna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>gamma a grassetto da lavagna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>gamma del capitale a grassetto da lavagna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>Pi maiuscolo a grassetto da lavagna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i sensa punto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j sensa punto</text:p>
          </table:table-cell>
        </table:table-row>
      </table:table>
      <table:table table:name="math_delimit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>parentesi quadrata sinistra con penna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>staffa quadra destra con penna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soffitto a sinistra : <text:s/>aupiale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soffitto a destra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mezzo integrale integrale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in basso a metà integrale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staffa angolare a sinistra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>ornamento di parentesi medio-sinistre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>ornamento di parentesi medio-destro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>ornamento con staffa angolare a sinistra a sinistra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>ornamento con staffa ad angolo a destra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>ornamento con staffa a guscio di tartaruga sinistro chiaro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>ornamento con staffa a guscio di tartaruga destro chiaro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>ornamento con staffa riccia medio sinistra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>ornamento con staffa riccia medio destra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>sostegno bianco sinistro riccio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>destra staffa bianca riccia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parentesi bianca sinistra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giusta parentesi bianca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>bracket immagine sinistra notazione Z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>bracket di immagine destra di notazione Z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staffa di rilegatura sinistra con notazione Z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staffa quadrata a destra con segno di spunta nell'angolo superiore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parentesi angolare sinistra con punto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staffa ad angolo retto con punto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left Arc Less-Tha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arco destro maggiore della staffa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oppio arco di sinistra maggiore della staffa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staffa con doppio arco destro inferiore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>staffa di guscio di tartaruga nera sinistra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>staffa destra per guscio di tartaruga nera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staffa angolo sinistro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staffa ad angolo retto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staffa lenticolare nera sinistra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staffa lenticolare nera destra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staffa sinistra per guscio di tartaruga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staffa destra per guscio di tartaruga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staffa lenticolare bianca sinistra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staffa lenticolare bianca destra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staffa di guscio di tartaruga sinistro bianco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staffa di guscio di tartaruga bianca destra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aperta parentesi tonda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chiusa parentesi tonda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aperta parentesi quadra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chiusa parentesi quadra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aperta parentesi graffa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chiusa parentesi graffa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piano Sinistro : <text:s/>apl downstile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giusto piano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coltura in basso a destra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coltura in basso a sinistra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raccolto in alto a destra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coltura in alto a sinistra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angolo in alto a sinistra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angolo in alto a destra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angolo in basso a sinistra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angolo in basso a destra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staffa angolare a destra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>gancio superiore sinistro Parentesi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>estensione Parenthesis sinistra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>gancio inferiore parentesi sinistra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>gancio superiore per parentesi tonda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>estensione parentesi destra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>gancio inferiore parentesi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>angolo superiore sinistro della staffa quadrata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>estensione per parentesi quadra sinistra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>angolo inferiore della staffa laterale sinistra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>angolo superiore destro con staffa quadrata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>prolunga per parentesi quadra destra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>angolo inferiore destro staffa inferiore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>gancio superiore con staffa sinistra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>parte centrale della parentesi graffa sinistra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>gancio inferiore con staffa sinistra ricurva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>estensione di parentesi graffa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>gancio superiore con staffa destra riccia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>parte centrale della staffa destra riccia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>gancio inferiore con staffa destra ricurva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>estensione integrale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>estensione della linea orizzontale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sezione di parentesi graffa in alto a sinistra o in basso a destra : <text:s/>baffi lasciati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sezione di parentesi graffa superiore destra o sinistra inferiore : <text:s/>baffi giusti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>summation Top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>sommatoria inferiore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top Square 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bottom Square 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>staffa centrale inferiore su staffa quadrata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>simbolo radicale in basso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>riga verticale sinistra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>right Box Line verticale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parentesi superiore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parentesi inferiore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staffa riccia superior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staffa inferiore ricurva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staffa per guscio di tartaruga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staffa inferiore di guscio di tartaruga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>ornamento sinusoidale sinistro medio appiattito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>ornamento di parentesi tondo appiattito medio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>angolo medio con staffa angolare a sinistra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>angolo medio con staffa per l'angolo a destra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>ornamento con virgolette angolare a sinistra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>ornamento con virgolette ad angolo retto a destra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delimitatore del sacchetto a S sinistro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delimitatore destro del sacchetto a forma di S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supporto quadrato bianco sinistro matematico : <text:s/>Z notation left bag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staffa quadrata bianca destra matematica : <text:s/>staffa della borsa destra per notazione z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staffa angolo sinistro matematico : <text:s/>reggiseno : <text:s/>staffa della sequenza sinistra di notazione z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staffa ad angolo retto matematico : <text:s/>KET : <text:s/>staffa di sequenza destra di notazione z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staffa a doppio angolo sinistro matematico : <text:s/>staffa z zigzagata sinistra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staffa a doppio angolo di destra matematico : <text:s/>staffa chevron destra notazione destra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staffa di testina di tartaruga bianca sinistra matematica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staffa a forma di testa di tartaruga bianca destra matematica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parentesi sinistra appiattita matematica : <text:s/>lgroup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parentesi matematica appiattita a destra : <text:s/>rgroup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staffa di rilegatura destra con notazione Z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parentesi quadrata sinistra con sottobarra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staffa quadra destra con barra inferiore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parentesi quadrata sinistra con segno di spunta nell'angolo superiore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staffa quadrata destra con segno di spunta nell'angolo inferiore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left Square Bracket con Tick In Bottom Corne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>left Wiggly Fence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>destra Wiggly Fence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sinistra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destra Doppia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>staffa angolare curva a sinistra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>staffa angolare curva a destra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>mezza staffa in alto a sinistra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>metà staffa superiore destra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>mezza staffa inferiore sinistra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>mezza staffa inferiore destra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>staffa laterale sinistra U.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>staffa U laterale destra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>doppia parentesi chiusa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>doppia parentesi doppia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staffa a doppio angolo sinistra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staffa a doppio angolo di destra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staffa angolare sinistra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staffa angolare destra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staffa angolare sinistra bianca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staffa angolare bianca destra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staffa sinistra bianca quadrata : <text:s/>parentesi di sintassi astratta a sinistra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staffa destra quadrata bianca : <text:s/>retta parentesi di sintassi astratta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>virgolette doppie a due punte invertite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oppia virgoletta Prime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>segno di virgolette basso doppio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>parentesi sinistra ornata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>parentesi destra ornata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>modulo di presentazione per staffa lenticolare verticale sinistra bianca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>modulo di presentazione per staffa verticale lenticolare verticale destra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parentesi sopra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parentesi sotto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parentesi graffa sopra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parentesi graffa sotto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>modulo di presentazione per staffa a guscio verticale di tartaruga sinistra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>modulo di presentazione per staffa verticale a guscio di tartaruga destro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>modulo di presentazione per staffa lenticolare nera sinistra verticale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>modulo di presentazione per staffa lenticolare nera verticale destra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>modulo di presentazione per staffa a doppio angolo verticale sinistra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>forma di presentazione per staffa a doppio angolo verticale destra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parentesi angolata sopra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parentesi angolata sotto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>modulo di presentazione per staffa verticale angolo sinistro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>modulo di presentazione per staffa verticale ad angolo retto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>modulo di presentazione per staffa angolare verticale sinistra bianca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>modulo di presentazione per staffa angolare verticale destra bianca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>modulo di presentazione per staffa verticale sinistra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>modulo di presentazione per staffa verticale destra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>piccola parentesi sinistra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>piccola parentesi a destra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>piccola parentesi graffa sinistra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>piccola staffa destra riccia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>staffa a conchiglia sinistra piccola a sinistra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>staffa piccola a guscio di tartaruga destro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>parentesi a larghezza intera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>parentesi a larghezza intera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>staffa quadrata sinistra a larghezza completa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>staffa quadra destra a tutta larghezza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>staffa ricurva a tutta larghezza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>staffa ricurva a tutta larghezza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>parentesi bianca sinistra a larghezza completa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>parentesi bianca a tutta larghezza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>staffa angolare sinistra a mezza larghezza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>staffa angolare destra a mezza larghezza</text:p>
          </table:table-cell>
        </table:table-row>
      </table:table>
      <table:table table:name="math_geometry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box Drawings Light Horiz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>box Drawings Heavy Horizontal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cassetto verticale leggero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>box Drawings Heavy Vertical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>box Drawings Light Triple Dash Horizontal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>box Drawings Heavy Triple Dash Horizontal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>box Drawings Light Triple Dash Vertical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>box Drawings Heavy Triple Dash Vertical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>box Drawings Light Quadruple Dash Horizontal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>disegni a riquadri Quadrato pesante Dash orizzontale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disegni della scatola Light Down and Left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>disegni scatola verso il basso luce e sinistra pesante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>scatola Disegna Giù Luce Pesante e Sinistra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>disegni scatola pesante in basso a sinistra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disegni della scatola Light Up and Right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>box Draw Up Light and Right Heavy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>box Draw Up Heavy e Right Light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>disegni scatola pesante e destra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i disegni della scatola si illuminano a sinistra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>box Disegna Light and Left Heavy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>scatola di disegni verticali pesanti e giusta luce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>disegni della scatola Giù luce e destra sopra pesante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>scatola in alto e in basso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>box Drawings Heavy Vertical e Right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box Drawings Light Vertical and Left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>scatola di disegni di luce verticale e sinistra pesante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>box Draw Up Heavy e Left Down Light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>disegni scatola verso il basso Luce pesante e sinistra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>box Disegni verticali pesanti e luce sinistra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>disegni della scatola Giù luce e sinistra su pesante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>scatola Disegna Giù Luce Pesante e Orizzontale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>disegni scatola destra e sinistra in basso pesante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>disegni casella sinistra e destra verso il basso pesante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>disegni scatola pesante in basso e orizzontale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disegni scatola illuminati e orizzontali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>box Drawings Left Heavy e Right Up Light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>box Drawings Right Heavy e Left Up Light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>box Draw Up Light e Horizontal Heavy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>scatola Disegna Luce Pesante e Orizzontale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>scatola di disegni a destra e sinistra su pesante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>box Disegna la luce orizzontale pesante e discendente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>box Drawings Down Heavy e Up Horizontal Light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>scatola di disegni verticali pesanti e luce orizzontale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>box Drawings Left Up Heavy e Right Down Light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>disegni di riquadri in alto a destra e in basso a sinistra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>disegni casella sinistra verso il basso Luce pesante e destra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>box Drawings Right Down Heavy e Left Up Light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>scatola di disegni in basso e in alto orizzontale pesante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>scatola Disegna Su e Giù Pesante Orizzontale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>cassetto Disegni Luce Destra e Pesante Verticale Sinistra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box Drawings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box Drawings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box Disegni Giù Doppio Singolo e Destro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box Disegni Giù Doppio e Destro Singolo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disegni della casella Double Down e Right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disegni della casella in basso a destra ea sinistra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disegni casella giù doppio e singolo sinistro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box Disegni Double Down and Left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riquadro Disegni singoli e doppi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box Drawings Up Double and Right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box Disegni Doppio verticale e destro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box Disegni singoli verticali e doppio sinistro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box Disegni Verticale doppio e singolo sinistro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box Disegni Doppio verticale e sinistro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box Disegni Giù Singolo e Doppio orizzonta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box Disegni Giù Doppio e Singolo orizzonta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box Disegni Double Down e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box Drawings Up Single and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box Drawings Up Double and Horizontal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box Drawings Double Up e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>box Drawings Light Arc Up e Right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>disegni della scatola Luce diagonale in alto a destra in basso a sinistra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>box Disegni Luce diagonale Superiore sinistra a destra inferiore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>croce di disegni a croce diagonale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>box Drawings Light Left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>box Drawings Light Up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>box Drawings Light Right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>box Drawings Light Down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>box Drawings Heavy Left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>box Drawings Heavy Up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mezzo blocco superiore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>lower One Eighth Block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>lower One Quarter Block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>lower Three Eighths Block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lower Half Bloc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>lower Five Eighths Block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>lower Three Quarters Block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>lower Seven Eighths Block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full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>left Seven Eighths Block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right Half Block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ombra leggera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ombra media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ombra scura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>upper One Eighth Block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>un ottavo blocco destro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>quadrante in basso a sinistra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>quadrante in basso a destra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>quadrante in alto a sinistra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>quadrante in alto a sinistra e in basso a sinistra e in basso a destra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>box Drawings Light Quadruple Dash Vertical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>cassetto verticale pesante quadruplo Dash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disegni della scatola Light Down e Right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>disegni della scatola Giù luce e destra pesante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>box Disegna Giù Luce Pesante e Giusta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>disegni scatola pesante in basso e a destra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>scatola Disegna Luce Pesante e Sinistra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>disegni scatola pesante su e sinistra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box Drawings Light Vertical e Right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>scatola di disegni di luce verticale e destra pesante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>box Draw Up Heavy e Right Down Light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>disegni scatola verso il basso Luce pesante e destra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>box Disegna Su e Giù Pesante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>box Drawings Heavy Vertical e Left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disegni della scatola Light Down e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>box Drawings Left Heavy e Right Down Light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>box Drawings Right Heavy e Left Down Light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>disegni della scatola Giù leggero e orizzontale pesante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>box Drawings Left Light e Right Up Heavy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>disegni scatola pesante e orizzontale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box Drawings Light verticale e orizzontale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>scatola di disegni sinistra Luce verticale pesante e destra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>cassetto a destra Luce verticale pesante e sinistra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>scatola di disegni verticali leggeri e orizzontali pesanti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>cassetto a sinistra e destra verticale pesante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>box Drawings Heavy Vertical e Horizontal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>box Drawings Light Double Dash Horizontal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>box Drawings Heavy Double Dash Horizontal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>box Drawings Light Double Dash Vertical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>box Drawings Heavy Double Dash Vertical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box Drawings Double Up e Right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riquadro Disegni singoli e doppio sinistro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box Drawings Up Double and Left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box Disegni Double Up e Left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box Drawings Vertical Single and Righ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box Drawings Vertical Double and Right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box Disegni verticali singolo e orizzontale doppio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box Drawings Vertical Double and Horizontal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box Disegni doppio verticale e orizzontale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>box Drawings Light Arc Down e Right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>box Drawings Light Arc Down and Left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>box Drawings Light Arc Up and Left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>box Drawings Heavy Right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>box Drawings Heavy Down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>disegni scatola sinistra sinistra e destra pesante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>disegni scatola illuminati e pesanti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>box Drawings Heavy Left e Light Right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>box Drawings Heavy Up e Light Down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>left Three Quarters Block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>left Five Eighths Block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left Half Block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>left Three Eighths Block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>left One Quarter Block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>a sinistra un ottavo blocco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>quadrante in alto a sinistra e in basso a destra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>quadrante in alto a sinistra e in alto a destra e in basso a sinistra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>quadrante in alto a sinistra e in alto a destra e in basso a destra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>quadrante in alto a destra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>quadrante in alto a destra e in basso a sinistra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>quadrante in alto a destra e in basso a sinistra e in basso a destra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quadrato nero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quadrato bianco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>quadrato bianco con angoli arrotondati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>quadrato bianco contenente quadratino nero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>quadrato con riempimento orizzontale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>quadrato con riempimento verticale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>quadrato con riempimento tratteggio ortogonale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>quadrato con riempimento sinistro in alto a destra inferiore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>quadrato con parte superiore destra per riempire in basso a sinistra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>quadrato con riempimento diagonale a campitura incrociata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quadrato nero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quadrato bianco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rettangolo nero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rettangolo bianco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rettangolo verticale nero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rettangolo verticale bianco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>parallelogramma nero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parallelogramma bianco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triangolo up-pointing nero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triangolo up-pointing bianco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triangolo piccolo a punta nera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piccolo triangolo bianco che punta in alto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triangolo nero a destra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triangolo bianco a destra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triangolo nero a punta destra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triangolo piccolo a destra bianco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>puntatore a punta destra nera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>puntatore a destra bianco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triangolo verso il basso nero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triangolo verso il basso bianco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triangolo piccolo a discesa nera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triangolo piccolo a discesa bianca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triangolo nero a sinistra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triangolo bianco a sinistra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triangolo nero a punta sinistra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triangolo piccolo a sinistra bianco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puntatore a punta sinistra nero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puntatore a sinistra bianco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diamante nero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diamante bianco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diamante bianco contenente un piccolo diamante nero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table:number-columns-repeated="2"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losanga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cerchio bianco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cerchio punteggiato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erchio con riempimento verticale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table:number-columns-repeated="2"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cerchio nero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erchia con metà sinistra nera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erchia con metà nero a destra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erchia con metà nero inferiore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erchia con metà nero superiore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erchio con quadrante superiore destro nero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cerchia con quadrante in bianco e nero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sinistra Half Black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right Half Black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bullet Inverse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cerchio bianco inverso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cerchio bianco superiore a metà superior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cerchio bianco inferiore a metà inferior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arco circolare del quadrante in alto a sinistra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arco circolare del quadrante superiore destro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arco circolare quadrante inferiore destro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arco circolare del quadrante inferiore sinistro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mezza Cerchio Superior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semicerchio inferior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triangolo nero in basso a destra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triangolo nero in basso a sinistra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triangolo nero in alto a sinistra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triangolo nero superiore destro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white Bullet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quadrato con mezzo nero a sinistra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quadrato con mezzo mezzo nero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quadrato con diagonale mezza sinistra superiore nera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quadrato con semitono diagonale inferiore destro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white Square con Vertical Bisecting Lin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triangolo up-pointing bianco con punto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triangolo verso l'alto con metà sinistra nero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triangolo verso l'alto con il mezzo nero a destra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grande cerchio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>quadrato bianco con quadrante in alto a sinistra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>quadrato bianco con quadrante inferiore sinistro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>quadrato bianco con quadrante inferiore destro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>quadrato bianco con quadrante in alto a destra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>cerchio bianco con quadrante in alto a sinistra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>cerchio bianco con quadrante in basso a sinistra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>cerchio bianco con quadrante inferiore destro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>cerchio bianco con quadrante in alto a destra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triangolo in alto a sinistra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triangolo in alto a destra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triangolo in basso a sinistra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quadrato medio bianco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quadrato nero medio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quadrato piccolo medio bianco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quadrato nero medio piccolo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triangolo in basso a destra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>quadrato con Top Half Black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>quadrato con fondo nero mezzo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>quadrato con mezza diagonale superiore destra nera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>quadrato con semitono diagonale inferiore sinistro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>diamante con mezzo nero a sinistra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>diamante con mezzo mezzo nero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>diamante con Top Half Black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>diamante con fondo mezzo nero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>piazza punteggiata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grande quadrato nero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grande quadrato bianco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>quadrato nero molto piccolo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>quadrato bianco molto piccolo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>pentagono nero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>pentagono bianco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>esagono bianco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>esagono nero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>esagono nero orizzontale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>grande cerchio nero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>diamante medio nero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>diamante medio bianco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>black Medium Losanga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>losanga medio bianco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>piccolo diamante nero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>piccola losanga nera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>piccola losanga bianca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>ellisse orizzontale nera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>ellisse orizzontale bianca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>ellisse verticale nera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>ellisse verticale bianca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stella media bianca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stella piccola nera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piccola stella bianca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>pentagono nero a destra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>pentagono bianco a destra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grande cerchio pesante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>ovale pesante con interno ovale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>heavy Circle con Circle Inside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>heavy Circle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>heavy Circle Saltire</text:p>
          </table:table-cell>
        </table:table-row>
      </table:table>
      <table:table table:name="math_harpoon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sinistra Barb Down Right Barb Down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arpione su e giù verso sinistra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arpione a sinistra con Barb Up To Bar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giusto arpione con Barb Up To Bar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ward Harpoon con Barb Right To Bar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downward Harpoon con Barb Right To Bar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arpione a sinistra con Barb Down To Bar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giusto arpione con Barb giù al bar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ward Harpoon con Barb Left To Bar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downward Harpoon con Barb Left To Bar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ward Harpoon with Barb Left from Bar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downward Harpoon with Barb Left from Bar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arpione a sinistra con Barb in alto a sinistra Arpione con Barb giù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ward Harpoon with Barb Left Beside Upward Harpoon with Barb Right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a destra Arpione con Barb Up Above Rightward con Barb Down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downward Harpoon with Barb Left Beside Downward Harpoon with Barb Right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arpione a sinistra con Barb Up Above Rightward con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arpione a sinistra con Barb giù in alto a destra Arpione con Barb giù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a destra Arpione con Barb Up in alto a sinistra Harpoon con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a destra Arpione con Barb giù in alto a sinistra Arpione con Barb giù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arpione sinistro sopra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arpione sinistro in basso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arpione su a destra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arpione su a sinistra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arpione destro sopra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arpione destro in basso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arpione giù a destra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arpione giù a sinistra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arpione sinistro sopra arpione destro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arpione destro sopra arpione sinistro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sinistra Barb Up Right Barb Down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a sinistra Barb giù a destra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>up Barb Right Down Barb Left Harpoon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>up Barb Left Down Barb Right Harpoon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a sinistra Barb Up Right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arpione su e giù verso destra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arpione a sinistra con Barb Up from Bar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giusto Harpoon con Barb Up from Bar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ward Harpoon with Barb Right from Bar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downward Harpoon with Barb Right from Bar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arpione a sinistra con Barb giù dal bar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giusto Harpoon con Barb giù da Bar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arpione a sinistra con Barb Up Above Long Dash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arpione a sinistra con Barb giù sotto Long Dash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giusto arpione con Barb Up Above Long Dash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a destra Arpione con Barb giù sotto Long Dash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ward Harpoon with Barb Left Beside Downward Harpoon with Barb Right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downward Harpoon with Barb Left Beside Upward Harpoon with Barb Right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coda di pesce sinistra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coda di pesce giusta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coda di pesce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giù coda di pesce</text:p>
          </table:table-cell>
        </table:table-row>
      </table:table>
      <table:table table:name="math_non_character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>l B Bar Symbol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imbolo di nume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copyright della registrazione del suono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>segno di servizio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>segno del telefono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segno di treid mark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table:number-columns-repeated="2" office:value-type="string" calcext:value-type="string">
            <text:p>versicle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segno di oncia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mbolo dell'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ohm invertito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turned f maiuscola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fonte di informazione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>trasformato Sans-Serif Capitale G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>trasformato Sans-Serif Capital L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>capitale Sans-Serif inversa L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>svolta Sans-Serif Capital Y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planck Constant Over Two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presa di prescrizion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ispost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segno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table:number-columns-repeated="2"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simbolo stimato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>capitale ruotato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>segno di facsimile</text:p>
          </table:table-cell>
        </table:table-row>
      </table:table>
      <table:table table:name="math_symbol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>trattino senza interruzioni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>figura Dash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table:number-columns-repeated="2" office:value-type="string" calcext:value-type="string">
            <text:p>en 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em 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barra orizzontale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doppia barra verticale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>doppia linea bassa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segno di citazione sinistro singolo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segno di citazione destro singolo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obelo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doppio obelo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punto elenco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>triangular Bullet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>one Dot Leader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due punti in orizzontale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punti di sospensione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>punto di sillabazione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segno per 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segno per diecimila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o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doppio primo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triplo primo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primo inverso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doppio primo inverso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>triple Prime invertito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segno di omissione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simbolo di citazione ad angolo singolo verso sinistra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concatenazione della sequenza di notazione z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punto di inserimento del care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table:number-columns-repeated="2" office:value-type="string" calcext:value-type="string">
            <text:p>asterism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hyphen 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barra di frazione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>doppio punto interrogativo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>domanda Punto esclamativo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>punto esclamativo Punto interrogativo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avvicinamento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>due asterischi allineati verticalmente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>segno meno commerciale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>swung Dash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>undertie invertito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>segno di punteggiatura dei fiori : <text:s/>phul, puspika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>punteggiatura a tre punti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primo quadruplo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>punteggiatura a quattro punti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>punteggiatura a cinque punti : <text:s/>pentonkion greco : <text:s/>quinconce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per ogni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complemento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esiste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non esiste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insieme vuoto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cremento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appartenente a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non appartenente a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coprodotto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omma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eno più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punto più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ivisione 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insieme meno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operatore asterisco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composizione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operatore punto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olo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angolo misurato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angolo sferico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divide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non si 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o a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non parallelo a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zione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integrale di volume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integrale in senso orario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integrale di contorno in senso orario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integrale di contorno in senso anti-orario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quindi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oiché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pport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proporzione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punto meno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ccede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prodotto corona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non 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meno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sintoticamente uguale a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non asintoticamente uguale a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approssimativamente uguale a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approssimativamente ma non effettivamente uguale a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né approssimativamente né effettivamente uguale a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uguale circa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non uguale circa a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si avvicina al limite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geometricamente uguale a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approssimatamente uguale a o immagine di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immagine di o approssimatamente uguale a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colon Equals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uguale a due punti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ring In Equal To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anello uguale a : <text:s/>approssimativamente uguale a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corrisponde a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tima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diverso da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identico a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non identico a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ettamente equivalente a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ore o uguale a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maggiore o uguale a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ore di sopra uguale a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maggiore di sopra uguale a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ore di ma non uguale a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maggiore di ma non uguale a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né minore di né uguale a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né maggiore di o uguale a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ore o uguale a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maggiore o uguale a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né minore di né equivalente a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né maggiore di né equivalente a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ore o maggiore di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maggiore o minore di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né minore di né maggiore di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né maggiore di né minore di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non 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non segue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sottoinsieme di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superinsieme di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non un sottoinsieme di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non un super insieme di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sottoinsieme di o uguale a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superinsieme di o uguale a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né un sottoinsieme di né uguale a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né un super insieme di né uguale a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quadrato originale di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immagine quadrata di o uguale a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originale quadrato uguale o uguale a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cappuccio quadrato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coppa quadrata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cerchiato più : <text:s/>somma diretta : <text:s/>vettore che punta nella pagina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cerchia meno : <text:s/>differenza simmetrica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cerchia tempi : <text:s/>prodotto tensoriale : <text:s/>vettore che punta nella pagina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cerchia divisione cerchiata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cerchio punto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diametro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sa : <text:s/>Casa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iettiva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rospettiva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>linea ondulata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segno non invertito : <text:s/>inizio della linea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>square losanga : <text:s/>kissen (cuscino)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o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o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ttore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>segno più pesante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>segno meno pesante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>segno di divisione pesante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>delimitatore a tripla barra verticale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>notation Z Spot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>tipo di notazione Z Due Punti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>recinzione punteggiata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punto esclamativo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cancelletto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o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ercento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e commerciale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fo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iù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virgol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unt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diviso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due punti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punto e virgola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ore di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uguale a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maggiore di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punto interrogativo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imbolo at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back slash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appuccio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linea bassa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ccento grav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barra verticale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table:number-columns-repeated="2"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punto esclamativo rovesciato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simbolo sterlina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segno di valuta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simbolo y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paip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simbolo di riferimento a sezione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dieresi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copyright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indicatore di ordinale femminile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simbolo di citazione a doppio angolo verso sinistra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non firmare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simbolo di marchio registrato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egno di vocale lunga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iù o meno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ccento acuto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segno di micro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segno di paragrafo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untino nel mezzo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glia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indicatore di ordinale maschile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simbolo di citazione a doppio angolo verso destra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punto di domanda rovesciato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oltiplicato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iviso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segno di vocale corta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punto sopra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anello sopra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table:number-columns-repeated="2"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table:number-columns-repeated="2"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doppio accento acuto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segno di citazione singolo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>virgolette singola invertita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segno di citazione sinistro doppio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segno di citazione destro doppio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doppio basso segno di citazione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>virgolette doppie virate invertite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simbolo di citazione ad angolo singolo verso destra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>segno di riferimento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>doppio punto esclamativo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table:number-columns-repeated="2" office:value-type="string" calcext:value-type="string">
            <text:p>interrobang</text:p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opra segnato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>enotikon greco</text:p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>segno Pilcrow invertito</text:p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>black Leftwards Bullet</text:p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>black Rightwards Bullet</text:p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>asterisco basso</text:p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punto e virgola invertito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>punteggiatura a due punti</text:p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>four Dot Mark</text:p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>croce punteggiata</text:p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>tricolon : <text:s/>simbolo acroponico epidaurean tre</text:p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>quattro punti verticali</text:p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>segno di Superscript Plus</text:p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>apice meno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>segno di uguale a scritto in apice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>parentesi a sinistra di apice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>parentesi a destra in apice</text:p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>segno di segno più</text:p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>sottoscritto meno</text:p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>segno di segno uguale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>parentesi abbonati a sinistra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>parentesi destra di pedice</text:p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>confine di proprietà</text:p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>girato e commerciale</text:p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 segno</text:p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table:number-columns-repeated="2" office:value-type="string" calcext:value-type="string">
            <text:p>aktieselskab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>girato piccolo F</text:p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appartenente a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contiene come membro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non contiene come membro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contiene come membro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fine prova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otto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adicale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radice cubica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radice quarta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zionale a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angolo destro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e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integrale doppio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integrale triplo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integrale di contorno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integrale di superficie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proporzione geometrica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omotetico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operatore tilde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tilde invertita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più positivo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onda seno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uguale circa o uguale a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tripla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tutto uguale a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equivalente a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geometricamente equivalente a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differenza fra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equiangolare a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table:number-columns-repeated="2" office:value-type="string" calcext:value-type="string">
            <text:p>star equals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delta uguale a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per definizione uguale a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misurato da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uguale con punto di domanda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olto minore di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olto maggiore di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diverso da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non minore di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non maggiore di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precede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segue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precede o equivale a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segue o equivale a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precede o equivale a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segue o equivale a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sottoinsieme di con non uguale a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super insieme di con non uguale a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 insieme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moltiplicazione multi insieme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unione multi insieme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immagine quadrata di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operatore ad anello cerchiato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operatore di asterisco cerchiato : <text:s/>Capodanno, Natale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equipped cerchiato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dash cerchiato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squared Plu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squared 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tempi al quadrato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operatore a punti quadrati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right Tack : <text:s/>tornello : <text:s/>dimostra, implica, produce : <text:s/>riducibile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tack sinistro : <text:s/>cancello girevole inverso : <text:s/>non teorema, non cede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giù Tack : <text:s/>superiore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olare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asserzione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la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ro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forza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ornello verticale a tripla barra vertica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ouble Vertical Bar Double Right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non prova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non vero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non forza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doppia barra verticale doppia chiusa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precede sotto la relazione di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segue sotto la relazione di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sottogruppo normale di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contiene come sottogruppo normale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sottogruppo normale di o uguale a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contiene come sottogruppo normale o uguale a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originale di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immagine di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table:number-columns-repeated="2" office:value-type="string" calcext:value-type="string">
            <text:p>multimap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matrice coniugale ermitica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ar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table:number-columns-repeated="2"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table:number-columns-repeated="2" office:value-type="string" calcext:value-type="string">
            <text:p>n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é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triangolo rettangolo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-Ary Logical And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-Ary Logical Or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zione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e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operatore di diamanti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unto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ar Operator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ione Times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cravatta a farfalla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prodotto semidiretto Left Factor normale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prodotto semidiretto del fattore normale corretto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prodotto semidiretto sinistro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giusto prodotto semidiretto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tilde invertita uguale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riccio logico 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riccio logico E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doppio sottoinsieme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doppio superinsieme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doppia intersezione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doppia unione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forcone : <text:s/>intersezione corretta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uguale e parallelo a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ore di con punto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maggiore di con punto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molto minore di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molto maggiore di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ore di o uguale a o maggiore di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maggiore di o uguale a o minore di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uguale o minore di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uguale o maggiore di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uguale a o precede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uguale a o segue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non precede né eguaglia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non segue né eguaglia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immagine non quadrata di o uguale a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originale non quadrato o uguale a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immagine quadrata di o non uguale a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originale quadrato uguale o diverso da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ore di ma non equivalente a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maggiore di ma non equivalente a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precede ma non equivale a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segue ma non equivale a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non sottogruppo normale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non contiene come sottogruppo normale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non sottogruppo normale o uguale a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non contiene come sottogruppo normale o uguale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puntini in verticale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puntini in orizzontale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puntini in diagonale verso alto destra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puntini in diagonale verso basso destra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elemento con tratto orizzontale lungo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elemento con barra verticale all'estremità del tratto orizzontale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piccolo elemento con barra verticale all'estremità del tratto orizzontale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elemento di punto sopra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elemento di Overba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piccolo elemento di Overba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elemento di con Underbar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elemento con due tratti orizzontali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contiene un tratto orizzontale lungo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contiene barra verticale alla fine della corsa orizzontale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piccoli contenitori con barra verticale all'estremità del tratto orizzontale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contiene Overba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piccoli Contiene con Overba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appartenenza alla borsa di notazione Z.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>ciclo riccio : <text:s/>kururi</text:p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>double Curly Loop : <text:s/>Segreteria telefonica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triangolo bianco contenente un piccolo triangolo bianco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perpendicolare : <text:s/>ortogonale a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apri sottoinsieme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superset aperto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o con Dot Inside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reverse Solidus Preceding Subset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superset Preceding Solidus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barra verticale con tratto orizzontale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>diagonale ascendente matematica</text:p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divisione lunga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>diagonale cadente matematica</text:p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>squared Logical And : <text:s/>scatola min</text:p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>squared Logical Or : <text:s/>scatola max</text:p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>diamante bianco con punto centrale</text:p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e con punto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elemento di apertura verso l'alto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angolo in basso a destra con punto : <text:s/>ritirarsi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angolo superiore sinistro con punto : <text:s/>Spingere fuori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left Outer Join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giusto outer join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full Outer Join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grande punta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grande piega verso il basso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doppio tornello a destra e a sinistra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tack sinistro e destro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sinistra 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puntina lunga destra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ong Left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up Tack with Circle Above : <text:s/>componente radial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losanga diviso per regola orizzontale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diamante concavo bianco : <text:s/>mai (operatore modale)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diamante bianco a punta concava con segno di spunta a sinistra : <text:s/>non è mai stato (operatore modale)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diamante bianco a punta concava con segno di spunta a destra : <text:s/>non sarà mai (operatore modale)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quadrato bianco con segno di spunta a sinistra : <text:s/>era sempre (operatore modale)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quadrato bianco con segno di spunta a destra : <text:s/>sarà sempre (operatore modale)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>diagonale cadente dell'incrocio diagonale aumentante</text:p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>diagonale crescente diagonale dell'incrocio di caduta</text:p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linea verticale a zig-zag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set vuoto invertito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set vuoto con barra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set vuoto con piccolo cerchio sopra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cerchio con barra orizzontale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barra verticale cerchiata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cerchiato in parallelo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>solido inverso cerchiato</text:p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cerchiato perpendicolare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>cerchio diviso per barra orizzontale e metà superiore diviso per barra verticale</text:p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cerchio con X sovrapposta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segno di divisione ruotato in senso antiorario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bullet White Circle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pallottola Cerchiata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circled Less-Than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cerchiato Maggiore di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cerchia con piccolo cerchio a destra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cerchia con due tratti orizzontali a destra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squash diagonale crescente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squash diagonale che cade a squarciagola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>asterisco quadrato</text:p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>quadrato piccolo cerchio</text:p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>quadrato quadrato</text:p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due quadrati uniti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>triangolo con punto sopra</text:p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>triangolo con sottobarra</text:p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>s nel triangolo</text:p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triangolo con Serifs in basso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triangolo destro sopra triangolo sinistro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triangolo sinistro accanto alla barra verticale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barra verticale accanto al triangolo destro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>bowtie con metà sinistra nera</text:p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>bowtie con il giusto mezzo nero</text:p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>cravatta nera</text:p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>tempi con metà sinistra nero</text:p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>volte con Right Half Black</text:p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>clessidra bianca : <text:s/>cravatta a farfalla verticale : <text:s/>framus bianco</text:p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>clessidra nera</text:p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infinito incompleto : <text:s/>isotech entity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>tie Over Infinity</text:p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infinito Negato con barra verticale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>multimap a doppia estremità</text:p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>quadrato con contorno sagomato : <text:s/>d'alembertian</text:p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>aumenta come</text:p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>prodotto Shuffle</text:p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segno uguale e parallelo inclinato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segno uguale e inclinato parallelo con Tilde qui sopra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parallelo identico a e inclinato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>gleich Stark : <text:s/>equivalente tautologico</text:p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>termodinamico</text:p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>triangolo verso il basso con metà sinistra nero</text:p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>triangolo verso il basso con metà nero a destra</text:p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losanga nera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>quadrato bianco con blocco degli errori</text:p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>black Square con blocco degli errori</text:p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>diamante bianco con barretta di errore</text:p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>black Diamond con blocco degli errori</text:p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>cerchio bianco escluso l'errore</text:p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>cerchio nero escluso l'errore</text:p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regola-ritardata : <text:s/>freccia destra due punti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operatore di inverso solido</text:p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solidus con Overba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>solido inverso con tratto orizzontale</text:p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big Solidus</text:p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big Reverse Solidus : <text:s/>nascondiglio dello schema di notazione z</text:p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>doppio Plus</text:p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>triple Plus</text:p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minuscolo</text:p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table:number-columns-repeated="2" office:value-type="string" calcext:value-type="string">
            <text:p>miny</text:p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operatore N-Ary Cerched Dot</text:p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operatore N-Ary Circled Plus</text:p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operatore N-Ary Circled Times</text:p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>n-Ary Union Operator con Dot</text:p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>n-Ary Union Operator con Plus</text:p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>operatore di intersezione Square N-Ary</text:p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>n-Ary Square Union Operator</text:p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>due logici e operatori : <text:s/>fondersi</text:p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>due logici o operatori</text:p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operatore N-Ary Times</text:p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>modulo Two Sum</text:p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>sommatoria con integrale</text:p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operatore integrale quadruplo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parte Finale Integrale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>integrale con Double Stroke</text:p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>media integrale con barra</text:p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funzione di circolazione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integrazione antioraria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integrazione di linea con percorso rettangolare attorno al polo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integrazione di linea con percorso semicircolare attorno al polo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integrazione della linea non compresa la po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operatore Around a Point integrato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operatore Integrale Quaternion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>integrale con Times Sign</text:p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>integrale con intersezione</text:p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>integrale con l'Unione</text:p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>integrale con Overbar : <text:s/>integrale superiore</text:p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>integrale con Underbar : <text:s/>integrale inferiore</text:p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aderire : <text:s/>grande papillon</text:p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>operatore grande triangolo sinistro</text:p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>composizione dello schema di notazione Z.</text:p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>piping di schema di notazione Z</text:p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>proiezione dello schema di notazione Z.</text:p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segno più con cerchio sopra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segno più con cappuccio sopra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tilde con più sotto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segno più con punto sotto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tilde con più sopra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segno più con pedice due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>segno più con triangolo nero</text:p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segno meno con virgola sopra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segno meno con punto sotto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>segno meno con punti cadenti</text:p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>segno meno con punti in aumento</text:p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segno più nel semicerchio sinistro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segno più nel semicerchio destro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prodotto vettoriale o incrociato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segno di moltiplicazione con punto sopra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segno di moltiplicazione con sottobarra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>prodotto semidiretto con fondo chiuso</text:p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otto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segno di moltiplicazione nel semicerchio sinistro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segno di moltiplicazione nel semicerchio destro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segno di moltiplicazione cerchiato con accento Circumflex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segno di moltiplicazione in doppio cerchio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segno di divisione cerchiato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us Accedi Triangolo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segno meno nel triangolo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triangolo di segno di moltiplicazione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prodotto interno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>prodotto interno di destra</text:p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>composizione relazionale Z notazione</text:p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amalgamazione o coproduzione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intersezione con punto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>unione con segno meno : <text:s/>sottrazione del sacchetto di notazione z</text:p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unione con barra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intersezione con la barra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intersezione con Logical And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unione con Logical O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unione sopra l'intersezione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intersezione sopra l'Unione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unione sopra la barra sopra l'intersezione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intersezione sopra la barra sopra l'Unione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unione accanto e unita con l'Unione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intersezione accanto e congiunta con l'intersezione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unione chiusa con Serif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intersezione chiusa con Serif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>doppia intersezione quadrata</text:p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>double Square Union</text:p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unione chiusa con prodotti Serif e Smash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>logico e con Punto Sopra</text:p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>logico o con Punto Sopra</text:p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ouble Logical And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ouble Logical 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due intersezioni logiche e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due intersezioni logiche Or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in pendenza Large Or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in pendenza grande e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>logico e sovrapposizione logica e</text:p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logico e con gambo medio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logico o con gambo medio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logico e con Dash orizzontale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logico o con Dash orizzontale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>logico e con Double Overbar</text:p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logico e con Underbar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>logico e con Double Underbar</text:p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>small Vee con Underbar</text:p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>logico o con Double Overbar</text:p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>logico o con Double Underbar</text:p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>z Notation Domain Antirestriction</text:p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>z Notation Range Antirestriction</text:p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segno di uguale con punto sotto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>identico con Punto Sopra</text:p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>tripla barra orizzontale con doppio tratto verticale : <text:s/>identico e parallelo a</text:p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>tripla barra orizzontale con triplo tratto verticale</text:p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tilde con punto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>operatore Tilde con punti in aumento</text:p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>simile Meno simile</text:p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congruente con punto sopra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>uguale a asterisco</text:p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uguale circa a con cappuccio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>approssimativamente uguale o uguale a</text:p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uguale con più sotto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uguale con più sopra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uguale al segno sopra l'operatore Tilde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double Colon Equal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ue segni equivalenti consecutivi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>tre segni equivalenti consecutivi</text:p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segno di uguale con due punti sopra e due punti sotto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equivalente con quattro punti sopra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ore di con un cerchio all'interno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maggiore di Than con Circle Inside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less-Than con il punto interrogativo sopra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maggiore di con il punto interrogativo sopra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minore o inclinato uguale a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maggiore di o uguale a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inferiore o inclinato uguale a Dot Inside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maggiore di o obliqua uguale a Dot Inside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minore o inclinato uguale a punto sopra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maggiore di o obliqua uguale a con punto in alto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minore o inclinato Uguale a con punto sopra a destra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maggiore di o obliqua uguale a con punto in alto a sinistra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>minore o Approssimativo</text:p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>maggiore di o approssimativo</text:p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>minore e singola linea non uguale a</text:p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>greater-Than e Single-Line non uguali a</text:p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minore e non approssimativo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maggiore di e non approssimativo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>minore di sopra della doppia linea Uguale sopra maggiore di</text:p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>maggiore di oltre la linea doppia uguale a meno di</text:p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ore di sopra uguale o uguale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maggiore di sopra Simile o uguale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ore di sopra Simile superiore a maggiore di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maggiore di quanto sopra Simile al di sopra di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minore di oltre la maggiore di rispetto alla doppia linea uguale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maggiore di sopra Minore di sopra uguale a doppia linea uguale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inferiore rispetto a sopra inclinato uguale sopra maggiore rispetto a sopra inclinato uguale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maggiore di oltre l'inclinato uguale sopra minore di sopra uguale uguale obliquo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>inclinato uguale o minore di</text:p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>inclinato uguale a o maggiore di</text:p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inclinato uguale o minore di rispetto con Dot Inside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inclinato uguale a o maggiore di con Dot Inside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doppia linea uguale o minore di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doppia linea uguale o maggiore di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>linea doppia inclinata uguale o inferiore a</text:p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>linea doppia inclinata uguale o maggiore di</text:p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simile o minore di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simile o maggiore di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segno di sopra uguale di meno che di sopra uguale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segno di sopra uguale maggiore di quello di cui sopra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double Nested Less-Than : <text:s/>continuità assoluta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double Nested Greater-Tha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>double Nested Less-Than con Underbar</text:p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minore di sovrapposizione superiore alla sovrapposizione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maggiore di Than Beside Less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eno di quanto chiuso dalla curva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maggiore di Than Closed By Curve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minore di chiuso per curva sopra uguale obliquo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maggiore di Than chiuso da curva sopra uguale obliquo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più piccolo di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più largo di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più piccolo di o uguale a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maggiore o uguale a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segno di uguale con irregolare qui sopra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precede sopra segno a linea singola uguale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>succede sopra il segno di uguale linea singola</text:p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>precede sopra Single-Line non uguale a</text:p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>riesce al di sopra di una linea non uguale a</text:p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>precede sopra il segno di uguale</text:p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>sognieds above egals Sign</text:p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precede sopra non uguale a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riesce al di sopra di non uguale a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>precede in alto quasi uguale a</text:p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>riesce al di sopra di quasi uguale</text:p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>precede sopra non quasi uguale a</text:p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>riesce al di sopra di quasi uguale a</text:p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doppio precede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il doppio riesce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sottoinsieme con Dot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superset con Dot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sottoinsieme con il segno più sotto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superset con il segno più sotto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sottoinsieme con segno di moltiplicazione sotto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superset con segno di moltiplicazione di seguito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sottoinsieme di o uguale a con punto in alto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superset o uguale a con Punto Sopra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>segno di sotto di sopra uguale</text:p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>segno di Superset of Above Equals</text:p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sottoinsieme di Above Tilde Operator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superset di Above Tilde Operator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>sottoinsieme di sopra quasi uguale a</text:p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>superset di Above Quasi uguale a</text:p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>sottoinsieme di sopra non uguale a</text:p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>superset di cui sopra non uguale a</text:p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>operatore casella aperta a sinistra quadrata</text:p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>operatore box quadrato aperto a destra</text:p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sottoinsieme chiuso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superset chiuso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sottoinsieme chiuso o uguale a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superset chiuso o uguale a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sottoinsieme sopra Superset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superset Above Subset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sottoinsieme Sottoinsieme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superset sopra Superset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superset Beside Subset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superset Beside and Joined By Dash con sottoinsieme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elemento di apertura verso il basso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forcone con Tee 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intersezione trasversale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>biforcazione : <text:s/>non indipendente</text:p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>nonforking : <text:s/>indipendente</text:p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>breve punta sinistra</text:p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>short Down Tack</text:p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>short Up Tack</text:p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>perpendicolare con S</text:p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>tornello a destra triplo a barra verticale : <text:s/>normalmente soddisfa</text:p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>doppia barra verticale con tornello a sinistra</text:p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vertical Bar Double Left Turnstile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>double Vertical Bar Double Left Turnstile</text:p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long Dash di Left Member of Double Vertical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short Down Tack con 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short Up Tack con Underbar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short Up Tack Sopra Short Down 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>double Down Tack</text:p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double Up Tack : <text:s/>indipendenza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double Stroke Not Sign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double Stroke invertito non firmato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non si divide con la barra di negazione inversa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linea verticale con cerchio sopra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linea verticale con cerchio sotto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giù Tack con Circle Below : <text:s/>soddisfa necessariamente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parallelo con tratto orizzontale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parallelo con Tilde Operator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>relazione binaria tripla barra verticale : <text:s/>interfogliare</text:p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>tripla barra verticale con tratto orizzontale</text:p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>operatore di tripli punti</text:p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>triple Nested Less-Than</text:p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>triplo Nidificato Maggiore di</text:p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>linea doppia inclinata minore o uguale a</text:p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>linea doppia inclinata maggiore o uguale a</text:p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>triplice relazione binaria di Solidus</text:p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>grande operatore triplo di barre verticali</text:p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>double Solidus Operator</text:p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>barra verticale bianca : <text:s/>scelta dijkstra</text:p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>barra verticale bianca N-Ary : <text:s/>n-ary scelta dijkstra</text:p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>wave Dash</text:p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>modulo di presentazione per Virgola verticale</text:p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>modulo di presentazione per due punti verticale</text:p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>modulo di presentazione per punto e virgola verticale</text:p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>modulo di presentazione per il punto esclamativo verticale</text:p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>modulo di presentazione per il punto interrogativo verticale</text:p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>forma di presentazione per l'ellisse orizzontale verticale</text:p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>modulo di presentazione per Vertical Two Dot Leader</text:p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>modulo di presentazione per Vertical Em Dash</text:p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>modulo di presentazione per Vertical En Dash</text:p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>modulo di presentazione per linea verticale bassa</text:p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>modulo di presentazione per Vertical Lowy Low Line</text:p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>sesamo Punto</text:p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>bianco sesamo punto</text:p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>sovrapposizione tratteggiata</text:p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>centreline Overline</text:p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>linea ondulata</text:p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>double Wavy Overline</text:p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>linea bassa tratteggiata</text:p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>centreline Low Line</text:p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>linea ondulata</text:p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>piccola virgola</text:p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>piccola fermata completa</text:p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>piccolo punto e virgola</text:p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>piccoli Due Punti</text:p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>piccolo punto interrogativo</text:p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>piccolo punto esclamativo</text:p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>small Em Dash</text:p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>segno di piccolo numero</text:p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>piccolo e commerciale</text:p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>asterisco piccolo</text:p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>segno più piccolo</text:p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>piccolo trattino-meno</text:p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>piccolo segno minore di</text:p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>piccolo segno maggiore di</text:p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>piccolo segno di uguale</text:p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piccolo solido inverso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>piccolo simbolo del dollaro</text:p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>piccolo segno percentuale</text:p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>piccolo commerciale a</text:p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punto esclamativo di piena larghezza</text:p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virgolette Fullwidth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fullwidth Number Sign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fullwidth Dollar Sign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segno di percentuale di piena larghezza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fullwidth Ampersand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apostrofa Fullwidth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 Fullwidth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fullwidth Plus Sign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fullwidth Comma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>fullwidth Hyphen-Minus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ullwidth Full Stop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ullwidth Solidus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fullwidth Due Punti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punto e virgola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>fullwidth Less-Than Sign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fullwidth Equals Sign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>fullwidth Greater-Than Sign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fullwidth Question Mark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>fullwidth Commercial At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fullwidth Reverse Solidus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accento circonflesso Fullwidth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fullwidth Low Line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fullwidth Grave Accent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fullwidth Vertical Line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 Fullwidth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fullwidth Cent Sign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segno della libbra a larghezza piena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fullwidth Not Sign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cron Fullwidth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barra spezzata Fullwidth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segno di Fullwidth Yen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>fullwidth ha vinto il segno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>forma di mezza larghezza Verticale leggera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>halfwidth Black Square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>halfwidth White Circle</text:p>
          </table:table-cell>
        </table:table-row>
      </table:table>
      <table:table table:name="math_whitespace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>in quad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>montone quad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>spazio per sei persone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>separatore di righe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>separatore di paragrafi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iù invisibil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zio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trattino discrezionale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zero Width Non-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marchio da sinistra a destra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marchio da destra a sinistra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>incorporamento da sinistra a destra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>incorporamento da destra a sinistra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>pop formattazione direzionale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>override da sinistra a destra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>override da destra a sinistra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>spazio indivisibile piccolo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>inibire lo scambio simmetrico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>attiva lo scambio simmetrico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>forme di cifre nazionali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>forme di cifre nominali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>ancora di annotazione interlineare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>separatore di annotazioni interlineari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>terminatore di annotazione interlineare</text:p>
          </table:table-cell>
        </table:table-row>
      </table:table>
      <table:table table:name="other_stars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stella nera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stella bianca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>bianco pesante segno di spunta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segno di spunta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>segno di spunta pesante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>moltiplicazione X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moltiplicazione pesante X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>ballot X pesante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croce maltese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stella di Davide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>quattro asteroidi a lacrima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>quattro asterischi con palloncino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>pesante quattro asterischi con palloncino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>quattro asteroidi randelli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>stella nera a quattro punte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>stella bianca a quattro punte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bagliore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>sottolineato stella bianca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>stella bianca ombreggiata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>asterisco pesante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>asterisco centrale aperta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asterisco a otto punte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stella nera a otto punte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>stella a girandola a otto punte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tella nera a sei punte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>stella nera a dodici punte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>florette bianco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>florette nera a otto petali profilata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>stella a otto punte con centro aperto cerchiato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>asterisco a forma di girandola pesante a goccia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fiocco di neve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>fiocco di neve Trifoliate stretto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>fiocco di neve con chevron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scintillare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>sparkle pesante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>asterisco con palloncino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>simbolo decimale degli esponenti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cerchio bianco medio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cerchio nero medio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>croce centrale aperta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>croce centrale aperta grassetto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>stella bianca cerchiata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>stella bianca centrale aperta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>stella bianca centrale nero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>stella nera delineato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>stella nera profilata pesante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>stella girandola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>asterisco a sedici punte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>asterisco a lacrima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>asterisco a forma di lacrima del centro aperto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asterisco pesante a forma di lacrima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>sei petali in bianco e nero Florette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>black Florette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>otto asterisco a elica a forma di lacrima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>asterisco a elica a otto squarcia a forma di lacrima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segno di croce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>cerchio bianco ombreggiato</text:p>
          </table:table-cell>
        </table:table-row>
      </table:table>
      <table:table table:name="digits_rest" table:style-name="ta1"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Unicod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>frazione volgare un settimo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>frazione volgare un nono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>frazione volgare un decimo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frazione ordinaria un terzo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frazione ordinaria due terzi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frazione ordinaria un quinto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frazione ordinaria due quinti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frazione ordinaria tre quinti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frazione ordinaria quattro quinti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frazione ordinaria un sesto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>frazione volgare zero un terzo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>cerchiato numero dieci sul quadrato nero : <text:s/>limite di velocità 10 km / h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>cerchiato numero venti sul quadrato nero : <text:s/>limite di velocità 20 km / h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apice 2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apice 3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frazione ordinaria un quarto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frazione ordinaria un mezzo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frazione ordinaria tre quarti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frazione ordinaria cinque sesti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frazione ordinaria un ottavo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frazione ordinaria tre ottavi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frazione ordinaria cinque ottavi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frazione ordinaria sette ottavi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>frazione numeratore uno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>numero trentasei circondato sul quadrato nero : <text:s/>limite di velocità 30 km / h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>numero Quaranta Cerchiato sul Quadrato Nero : <text:s/>limite di velocità 40 km / h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>cerchiato numero cinquanta sul quadrato nero : <text:s/>limite di velocità 50 km / h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>cerchiato numero sessanta su Black Square : <text:s/>limite di velocità 60 km / h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>cerchiato numero settanta su Black Square : <text:s/>limite di velocità 70 km / h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>cerchiato numero ottanta sul quadrato nero : <text:s/>limite di velocità 80 km / 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3:40:46.169849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31T10:50:56.705703809</meta:creation-date>
    <dc:date>2020-10-21T13:42:07.285492340</dc:date>
    <meta:editing-duration>PT4H13M5S</meta:editing-duration>
    <meta:editing-cycles>17</meta:editing-cycles>
    <meta:generator>LibreOffice/6.4.5.2$Linux_X86_64 LibreOffice_project/40$Build-2</meta:generator>
    <dc:creator>Volker Sorge</dc:creator>
    <meta:document-statistic meta:table-count="21" meta:cell-count="10704" meta:object-count="0"/>
  </office:meta>
</office:document-meta>
</file>